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ObjectLocator.setExpectedType( @ Nullable Class &lt; ? &gt; expect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Locator.getJnd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Locator.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ndiObjectLoca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ndiObjectLocator.setJndiName( @ Nullable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Locator.getExpec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